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Kursiv" style:font-family-generic="modern" style:font-pitch="fixed"/>
    <style:font-face style:name="Courier New1" svg:font-family="'Courier New'" style:font-family-generic="modern" style:font-pitch="fixed"/>
    <style:font-face style:name="Courier New2" svg:font-family="'Courier New'" style:font-adornments="Fett Kursiv" style:font-family-generic="modern" style:font-pitch="fixed"/>
    <style:font-face style:name="Courier New3" svg:font-family="'Courier New'" style:font-adornments="Standard" style:font-family-generic="modern" style:font-pitch="fixed"/>
    <style:font-face style:name="Courier New4" svg:font-family="'Courier New'" style:font-adornments="Fett"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P1" style:family="paragraph" style:parent-style-name="Heading_20_1">
      <style:text-properties style:font-name="Courier New1"/>
    </style:style>
    <style:style style:name="P2" style:family="paragraph" style:parent-style-name="Table_20_Contents">
      <style:text-properties style:font-name="Courier New1" officeooo:rsid="000473ad" officeooo:paragraph-rsid="000473ad"/>
    </style:style>
    <style:style style:name="P3" style:family="paragraph" style:parent-style-name="Text_20_body">
      <style:text-properties style:font-name="Courier New1" officeooo:rsid="000473ad" officeooo:paragraph-rsid="000473ad"/>
    </style:style>
    <style:style style:name="P4" style:family="paragraph" style:parent-style-name="Text_20_body">
      <style:text-properties style:font-name="Courier New1" fo:font-style="italic" officeooo:rsid="000473ad" officeooo:paragraph-rsid="000473ad" style:font-style-asian="italic" style:font-style-complex="italic"/>
    </style:style>
    <style:style style:name="P5" style:family="paragraph" style:parent-style-name="Text_20_body">
      <style:text-properties style:font-name="Courier New1" fo:font-style="normal" style:text-underline-style="solid" style:text-underline-width="auto" style:text-underline-color="font-color" fo:font-weight="normal" officeooo:rsid="000473ad" officeooo:paragraph-rsid="000473ad" style:font-style-asian="normal" style:font-weight-asian="normal" style:font-style-complex="normal" style:font-weight-complex="normal"/>
    </style:style>
    <style:style style:name="P6" style:family="paragraph" style:parent-style-name="Title">
      <style:text-properties style:font-name="Courier New1"/>
    </style:style>
    <style:style style:name="P7" style:family="paragraph" style:parent-style-name="Title">
      <style:text-properties style:font-name="Courier New1" officeooo:rsid="00030192" officeooo:paragraph-rsid="00030192"/>
    </style:style>
    <style:style style:name="T1" style:family="text">
      <style:text-properties officeooo:rsid="000473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Zusatzblatt: Earth 2407</text:p>
      <text:p text:style-name="P3">zu » Astat Didan (Martin)</text:p>
      <text:p text:style-name="P7">Die Grotte</text:p>
      <text:h text:style-name="P1" text:outline-level="1">Erste Freunde – <text:span text:style-name="T1">Alfred Keller</text:span></text:h>
      <text:p text:style-name="P4">Aus der Gruppe tritt ein fetter kleiner Mann hervor. Dir ist sofort klar, dass es sich dabei um Alfred Keller handelt.</text:p>
      <text:p text:style-name="P5">Alfred Keller:</text:p>
      <table:table table:name="Tabelle1" table:style-name="Tabelle1">
        <table:table-column table:style-name="Tabelle1.A"/>
        <table:table-row table:style-name="TableLine2924972402960">
          <table:table-cell table:style-name="Tabelle1.A1" office:value-type="string">
            <text:p text:style-name="P2">Alfred wurde verhaftet weil er eine Mixtur von Astat auf eines der Rats Mitglieder geträufelt hat um dessen Herz zu erobern. Die Mixtur war ein Reinfall. Er wird in jedem Fall auf Astat losgehen. Die restliche Gruppe würde nicht eingreifen.</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Kursiv" style:font-family-generic="modern" style:font-pitch="fixed"/>
    <style:font-face style:name="Courier New1" svg:font-family="'Courier New'" style:font-family-generic="modern" style:font-pitch="fixed"/>
    <style:font-face style:name="Courier New2" svg:font-family="'Courier New'" style:font-adornments="Fett Kursiv" style:font-family-generic="modern" style:font-pitch="fixed"/>
    <style:font-face style:name="Courier New3" svg:font-family="'Courier New'" style:font-adornments="Standard" style:font-family-generic="modern" style:font-pitch="fixed"/>
    <style:font-face style:name="Courier New4" svg:font-family="'Courier New'" style:font-adornments="Fett"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ourier New3" fo:font-family="'Courier New'" style:font-style-name="Standard" style:font-family-generic="modern" style:font-pitch="fixed"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Courier New4" fo:font-family="'Courier New'" style:font-style-name="Fett" style:font-family-generic="modern" style:font-pitch="fixed"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urier New4" fo:font-family="'Courier New'" style:font-style-name="Fett" style:font-family-generic="modern" style:font-pitch="fixed"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ourier New" fo:font-family="'Courier New'" style:font-style-name="Kursiv" style:font-family-generic="modern" style:font-pitch="fixed" fo:font-size="115%" fo:font-style="italic"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ourier New4" fo:font-family="'Courier New'" style:font-style-name="Fett" style:font-family-generic="modern" style:font-pitch="fixed"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ourier New2" fo:font-family="'Courier New'" style:font-style-name="Fett Kursiv" style:font-family-generic="modern" style:font-pitch="fixed"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4T10:54:44.430000000</meta:creation-date>
    <dc:date>2023-08-04T11:15:52.768000000</dc:date>
    <meta:editing-duration>PT11M11S</meta:editing-duration>
    <meta:editing-cycles>1</meta:editing-cycles>
    <meta:document-statistic meta:table-count="1" meta:image-count="0" meta:object-count="0" meta:page-count="1" meta:paragraph-count="7" meta:word-count="77" meta:character-count="459" meta:non-whitespace-character-count="388"/>
    <meta:generator>LibreOffice/7.2.2.2$Windows_X86_64 LibreOffice_project/02b2acce88a210515b4a5bb2e46cbfb63fe97d56</meta:generator>
  </office:meta>
</office:document-meta>
</file>